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87c34" officeooo:paragraph-rsid="00187c34"/>
    </style:style>
    <style:style style:name="P2" style:family="paragraph" style:parent-style-name="Standard">
      <style:text-properties officeooo:rsid="00189337" officeooo:paragraph-rsid="00189337"/>
    </style:style>
    <style:style style:name="P3" style:family="paragraph" style:parent-style-name="Standard">
      <style:text-properties officeooo:rsid="001952b7" officeooo:paragraph-rsid="001952b7"/>
    </style:style>
    <style:style style:name="P4" style:family="paragraph" style:parent-style-name="Standard">
      <style:text-properties officeooo:rsid="001a64c7" officeooo:paragraph-rsid="001a64c7"/>
    </style:style>
    <style:style style:name="T1" style:family="text">
      <style:text-properties officeooo:rsid="00189337"/>
    </style:style>
    <style:style style:name="T2" style:family="text">
      <style:text-properties officeooo:rsid="001952b7"/>
    </style:style>
    <style:style style:name="T3" style:family="text">
      <style:text-properties officeooo:rsid="001a64c7"/>
    </style:style>
    <style:style style:name="T4" style:family="text">
      <style:text-properties officeooo:rsid="001bb0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werpoint Presentation</text:p>
      <text:p text:style-name="P1"/>
      <text:p text:style-name="P1">1. <text:s/><text:span text:style-name="T1">Title</text:span></text:p>
      <text:p text:style-name="P1"/>
      <text:p text:style-name="P1">2. <text:s/>Proj<text:span text:style-name="T1">ect Overview</text:span></text:p>
      <text:p text:style-name="P3"><text:tab/>- goals</text:p>
      <text:p text:style-name="P3"><text:tab/>- possible applications</text:p>
      <text:p text:style-name="P3"><text:tab/>- tools needed</text:p>
      <text:p text:style-name="P1"/>
      <text:p text:style-name="P2">3. <text:s/>Neural Networks</text:p>
      <text:p text:style-name="P2"><text:tab/>- RNN's</text:p>
      <text:p text:style-name="P3"><text:tab/><text:tab/>- LSTM's</text:p>
      <text:p text:style-name="P2"/>
      <text:p text:style-name="P2">4. <text:s/>The Data Set</text:p>
      <text:p text:style-name="P3"><text:tab/>- size of dataset<text:span text:style-name="T4">(2300 speakers, time, variety)</text:span></text:p>
      <text:p text:style-name="P3"><text:tab/>- WAV files<text:span text:style-name="T3"> (sample rate)</text:span></text:p>
      <text:p text:style-name="P3"><text:tab/>- Categories</text:p>
      <text:p text:style-name="P3"/>
      <text:p text:style-name="P2">5. <text:s/>The Process</text:p>
      <text:p text:style-name="P2"><text:tab/>- choosing libraries<text:span text:style-name="T3"> (python,keras, theano)</text:span></text:p>
      <text:p text:style-name="P2"><text:tab/>- optimization<text:span text:style-name="T3"> (cpu vs. gpu, TitanX)</text:span></text:p>
      <text:p text:style-name="P2"><text:tab/>- <text:span text:style-name="T2">troubleshooting</text:span></text:p>
      <text:p text:style-name="P3"><text:tab/><text:tab/>- isolating categorization problems</text:p>
      <text:p text:style-name="P2"/>
      <text:p text:style-name="P2">6. <text:s/>Our RNN</text:p>
      <text:p text:style-name="P4"><text:tab/>- diagram</text:p>
      <text:p text:style-name="P3"><text:tab/>- Fourier Transform</text:p>
      <text:p text:style-name="P3"><text:tab/>- Branches (raw/preprocessed data)</text:p>
      <text:p text:style-name="P2"/>
      <text:p text:style-name="P2"><text:span text:style-name="T2">7</text:span>. <text:s/>Results/Data</text:p>
      <text:p text:style-name="P4"><text:tab/>- successful/unsuccessful categories</text:p>
      <text:p text:style-name="P3"><text:span text:style-name="T3"><text:tab/>- </text:span>UI demonst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4:49:14.323484688</meta:creation-date>
    <dc:date>2017-03-30T15:36:43.280626581</dc:date>
    <meta:editing-duration>PT5M56S</meta:editing-duration>
    <meta:editing-cycles>2</meta:editing-cycles>
    <meta:generator>LibreOffice/5.1.6.2.0$Linux_X86_64 LibreOffice_project/10$Build-2</meta:generator>
    <meta:document-statistic meta:table-count="0" meta:image-count="0" meta:object-count="0" meta:page-count="1" meta:paragraph-count="25" meta:word-count="80" meta:character-count="538" meta:non-whitespace-character-count="457"/>
  </office:meta>
</office:document-meta>
</file>